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text-indent="0.4902in" style:auto-text-indent="false"/>
      <style:text-properties style:font-name="Times New Roman" fo:font-size="14pt" fo:font-weight="bold" officeooo:rsid="001bbbb1" officeooo:paragraph-rsid="001bbbb1" style:font-size-asian="12.25pt" style:font-weight-asian="bold" style:font-size-complex="14pt" style:font-weight-complex="bold"/>
    </style:style>
    <style:style style:name="P2" style:family="paragraph" style:parent-style-name="Title">
      <style:paragraph-properties fo:text-align="center" style:justify-single-word="false" fo:text-indent="0.4902in" style:auto-text-indent="false"/>
      <style:text-properties style:font-name="Times New Roman" officeooo:rsid="001bbbb1" officeooo:paragraph-rsid="001bbbb1"/>
    </style:style>
    <style:style style:name="P3" style:family="paragraph" style:parent-style-name="Subtitle">
      <style:paragraph-properties fo:text-align="center" style:justify-single-word="false" fo:text-indent="0.4902in" style:auto-text-indent="false"/>
      <style:text-properties style:font-name="Times New Roman" officeooo:rsid="001bbbb1" officeooo:paragraph-rsid="001bbbb1"/>
    </style:style>
    <style:style style:name="P4" style:family="paragraph" style:parent-style-name="Subtitle">
      <style:paragraph-properties fo:text-align="center" style:justify-single-word="false" fo:text-indent="0.4902in" style:auto-text-indent="false"/>
      <style:text-properties style:font-name="Times New Roman" fo:font-weight="bold" officeooo:rsid="001bbbb1" officeooo:paragraph-rsid="001bbbb1" style:font-weight-asian="bold" style:font-weight-complex="bold"/>
    </style:style>
    <style:style style:name="P5" style:family="paragraph" style:parent-style-name="Text_20_body">
      <style:paragraph-properties fo:text-align="center" style:justify-single-word="false" fo:text-indent="0.4902in" style:auto-text-indent="false"/>
      <style:text-properties style:font-name="Times New Roman" fo:font-weight="bold" officeooo:rsid="001bbbb1" officeooo:paragraph-rsid="001bbbb1" style:font-weight-asian="bold" style:font-weight-complex="bold"/>
    </style:style>
    <style:style style:name="P6" style:family="paragraph" style:parent-style-name="Text_20_body">
      <style:paragraph-properties fo:text-align="center" style:justify-single-word="false" fo:text-indent="0.4902in" style:auto-text-indent="false"/>
      <style:text-properties style:font-name="Times New Roman" fo:font-size="14pt" fo:font-weight="normal" officeooo:rsid="001bbbb1" officeooo:paragraph-rsid="001bbbb1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line-height="150%" fo:text-align="center" style:justify-single-word="false" fo:text-indent="0.4902in" style:auto-text-indent="false"/>
      <style:text-properties style:font-name="Times New Roman" fo:font-size="14pt" fo:font-weight="normal" officeooo:rsid="001bbbb1" officeooo:paragraph-rsid="001bbbb1" style:font-size-asian="14pt" style:font-weight-asian="normal" style:font-size-complex="14pt" style:font-weight-complex="normal"/>
    </style:style>
    <style:style style:name="P8" style:family="paragraph" style:parent-style-name="Title">
      <style:paragraph-properties fo:margin-left="0in" fo:text-align="center" style:justify-single-word="false" fo:text-indent="0in" style:auto-text-indent="false"/>
      <style:text-properties style:font-name="Times New Roman" officeooo:rsid="001bbbb1" officeooo:paragraph-rsid="001bbbb1"/>
    </style:style>
    <style:style style:name="P9" style:family="paragraph" style:parent-style-name="Heading_20_1">
      <style:paragraph-properties fo:text-align="center" style:justify-single-word="false"/>
      <style:text-properties style:font-name="Times New Roman"/>
    </style:style>
    <style:style style:name="P10" style:family="paragraph" style:parent-style-name="Text_20_body">
      <style:paragraph-properties fo:margin-left="0in" fo:margin-top="0.0398in" fo:margin-bottom="0.0972in" style:contextual-spacing="false" fo:line-height="150%" fo:text-align="center" style:justify-single-word="false" fo:text-indent="0in" style:auto-text-indent="false"/>
      <style:text-properties style:font-name="Times New Roman" fo:font-size="14pt" officeooo:rsid="001bbbb1" officeooo:paragraph-rsid="001bbbb1" style:font-size-asian="12.25pt" style:font-size-complex="14pt"/>
    </style:style>
    <style:style style:name="P11" style:family="paragraph" style:parent-style-name="Contents_20_1">
      <style:paragraph-properties>
        <style:tab-stops>
          <style:tab-stop style:position="6.6992in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left="0in" fo:margin-top="0.0398in" fo:margin-bottom="0.0972in" style:contextual-spacing="false" fo:line-height="150%" fo:text-align="justify" style:justify-single-word="false" fo:text-indent="0in" style:auto-text-indent="false"/>
      <style:text-properties style:font-name="Times New Roman" fo:font-size="14pt" officeooo:rsid="001bbbb1" officeooo:paragraph-rsid="001bbbb1" style:font-size-asian="12.25pt" style:font-size-complex="14pt"/>
    </style:style>
    <style:style style:name="P13" style:family="paragraph" style:parent-style-name="Text_20_body">
      <style:paragraph-properties fo:margin-top="0.0398in" fo:margin-bottom="0.0972in" style:contextual-spacing="false" fo:line-height="150%" fo:text-align="center" style:justify-single-word="false" fo:text-indent="0.4902in" style:auto-text-indent="false"/>
      <style:text-properties style:font-name="Times New Roman" fo:font-size="14pt" officeooo:rsid="001bbbb1" officeooo:paragraph-rsid="001bbbb1" style:font-size-asian="12.25pt" style:font-size-complex="14pt"/>
    </style:style>
    <style:style style:name="P14" style:family="paragraph" style:parent-style-name="Heading_20_1">
      <style:paragraph-properties fo:text-align="center" style:justify-single-word="false" fo:break-before="page"/>
      <style:text-properties style:font-name="Times New Roman" officeooo:paragraph-rsid="001daad1"/>
    </style:style>
    <style:style style:name="P15" style:family="paragraph" style:parent-style-name="Text_20_body">
      <style:paragraph-properties fo:margin-left="0in" fo:margin-top="0.3957in" fo:margin-bottom="0.3957in" style:contextual-spacing="false" fo:line-height="150%" fo:text-align="center" style:justify-single-word="false" fo:text-indent="0in" style:auto-text-indent="false"/>
      <style:text-properties officeooo:paragraph-rsid="001c7ec2"/>
    </style:style>
    <style:style style:name="P16" style:family="paragraph" style:parent-style-name="Text_20_body">
      <style:paragraph-properties fo:margin-left="0in" fo:margin-top="0.3957in" fo:margin-bottom="0.3957in" style:contextual-spacing="false" fo:line-height="150%" fo:text-align="center" style:justify-single-word="false" fo:text-indent="0in" style:auto-text-indent="false"/>
      <style:text-properties style:font-name="Times New Roman" fo:font-size="14pt" officeooo:rsid="001bbbb1" officeooo:paragraph-rsid="001c7ec2" style:font-size-asian="14pt" style:font-size-complex="14pt"/>
    </style:style>
    <style:style style:name="P17" style:family="paragraph" style:parent-style-name="Text_20_body">
      <style:paragraph-properties fo:margin-top="0.3957in" fo:margin-bottom="0.3957in" style:contextual-spacing="false" fo:line-height="150%" fo:text-align="center" style:justify-single-word="false"/>
      <style:text-properties style:font-name="Times New Roman" fo:font-size="14pt" officeooo:rsid="001bbbb1" style:font-size-asian="14pt" style:font-size-complex="14pt"/>
    </style:style>
    <style:style style:name="P18" style:family="paragraph" style:parent-style-name="Text_20_body">
      <style:paragraph-properties fo:margin-left="0in" fo:margin-top="0.3957in" fo:margin-bottom="0.3957in" style:contextual-spacing="false" fo:line-height="150%" fo:text-align="center" style:justify-single-word="false" fo:text-indent="0in" style:auto-text-indent="false"/>
      <style:text-properties style:font-name="Times New Roman" fo:font-size="14pt" officeooo:rsid="001bbbb1" officeooo:paragraph-rsid="001bbbb1" style:font-size-asian="12.25pt" style:font-size-complex="14pt"/>
    </style:style>
    <style:style style:name="P19" style:family="paragraph" style:parent-style-name="Text_20_body">
      <style:paragraph-properties fo:line-height="150%" fo:text-align="center" style:justify-single-word="false" fo:text-indent="0.4902in" style:auto-text-indent="false"/>
      <style:text-properties style:font-name="Times New Roman" fo:font-size="14pt" officeooo:rsid="001bbbb1" officeooo:paragraph-rsid="001bbbb1" style:font-size-asian="12.25pt" style:font-size-complex="14pt"/>
    </style:style>
    <style:style style:name="P20" style:family="paragraph" style:parent-style-name="Text_20_body">
      <style:paragraph-properties fo:margin-top="0.0398in" fo:margin-bottom="0.1366in" style:contextual-spacing="false" fo:line-height="150%" fo:text-align="center" style:justify-single-word="false"/>
      <style:text-properties style:font-name="Times New Roman" fo:font-size="14pt" officeooo:rsid="001c4ead" officeooo:paragraph-rsid="001c4ead" style:font-size-asian="14pt" style:font-size-complex="14pt"/>
    </style:style>
    <style:style style:name="P21" style:family="paragraph" style:parent-style-name="Text_20_body" style:list-style-name="L1">
      <style:paragraph-properties fo:margin-top="0.0398in" fo:margin-bottom="0.1366in" style:contextual-spacing="false" fo:line-height="150%" fo:text-align="center" style:justify-single-word="false"/>
      <style:text-properties style:font-name="Times New Roman" fo:font-size="14pt" officeooo:rsid="001c4ead" style:font-size-asian="14pt" style:font-size-complex="14pt"/>
    </style:style>
    <style:style style:name="P22" style:family="paragraph" style:parent-style-name="Text_20_body">
      <style:paragraph-properties fo:margin-top="0.0398in" fo:margin-bottom="0.1366in" style:contextual-spacing="false" fo:line-height="150%" fo:text-align="center" style:justify-single-word="false"/>
      <style:text-properties style:font-name="Times New Roman" officeooo:rsid="001c4ead" officeooo:paragraph-rsid="001c4ead"/>
    </style:style>
    <style:style style:name="P23" style:family="paragraph" style:parent-style-name="Title">
      <style:paragraph-properties fo:text-align="center" style:justify-single-word="false"/>
      <style:text-properties style:font-name="Times New Roman" officeooo:rsid="001c4ead" officeooo:paragraph-rsid="001c4ead"/>
    </style:style>
    <style:style style:name="P24" style:family="paragraph" style:parent-style-name="Text_20_body">
      <style:paragraph-properties fo:line-height="150%" fo:text-align="center" style:justify-single-word="false"/>
      <style:text-properties style:font-name="Times New Roman"/>
    </style:style>
    <style:style style:name="P25" style:family="paragraph" style:parent-style-name="Title">
      <style:paragraph-properties fo:text-align="center" style:justify-single-word="false"/>
      <style:text-properties style:font-name="Times New Roman"/>
    </style:style>
    <style:style style:name="P26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P27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1c4ead" style:font-size-asian="14pt" style:font-size-complex="14pt"/>
    </style:style>
    <style:style style:name="P28" style:family="paragraph" style:parent-style-name="Text_20_body">
      <style:paragraph-properties fo:line-height="150%" fo:text-align="center" style:justify-single-word="false"/>
      <style:text-properties style:font-name="Times New Roman" officeooo:paragraph-rsid="001c4ead"/>
    </style:style>
    <style:style style:name="P29" style:family="paragraph" style:parent-style-name="Text_20_body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30" style:family="paragraph" style:parent-style-name="Text_20_body" style:list-style-name="L2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31" style:family="paragraph" style:parent-style-name="Text_20_body">
      <style:paragraph-properties fo:text-align="center" style:justify-single-word="false"/>
      <style:text-properties style:font-name="Times New Roman"/>
    </style:style>
    <style:style style:name="P32" style:family="paragraph" style:parent-style-name="Text_20_body">
      <style:paragraph-properties fo:text-align="center" style:justify-single-word="false"/>
      <style:text-properties style:font-name="Times New Roman" officeooo:rsid="001d29bf" officeooo:paragraph-rsid="001d29bf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1d29bf" officeooo:paragraph-rsid="001d29bf" style:font-size-asian="14pt" style:font-size-complex="14pt"/>
    </style:style>
    <style:style style:name="P34" style:family="paragraph" style:parent-style-name="Text_20_body">
      <style:paragraph-properties fo:text-align="justify" style:justify-single-word="false"/>
      <style:text-properties style:font-name="Times New Roman" fo:font-size="14pt" officeooo:rsid="001d29bf" officeooo:paragraph-rsid="001d29bf" style:font-size-asian="14pt" style:font-size-complex="14pt"/>
    </style:style>
    <style:style style:name="T1" style:family="text">
      <style:text-properties style:font-name="Times New Roman" fo:font-size="14pt" officeooo:rsid="001bbbb1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c7ec2"/>
    </style:style>
    <style:style style:name="T4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АНДРІЇВСЬКИЙ ЗАКЛАД ЗАГАЛЬНОЇ СЕРЕДНЬОЇ ОСВІТИ І-ІІІ СТУПЕНІВ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ЕФЕРАТ</text:p>
      <text:p text:style-name="P3">На тему: </text:p>
      <text:p text:style-name="P4">Порівняльна характеристика сучасних веб-браузерів.</text:p>
      <text:p text:style-name="P5"/>
      <text:p text:style-name="P5"/>
      <text:p text:style-name="P5"/>
      <text:p text:style-name="P5"/>
      <text:p text:style-name="P5"/>
      <text:p text:style-name="P6">Виконав:</text:p>
      <text:p text:style-name="P6">Учень 11 класу</text:p>
      <text:p text:style-name="P6">Потюк М.В.</text:p>
      <text:p text:style-name="P6"/>
      <text:p text:style-name="P6">Вчитель:</text:p>
      <text:p text:style-name="P7">Буринська О.Р.</text:p>
      <text:p text:style-name="P8"><text:soft-page-break/></text:p>
      <text:h text:style-name="P9" text:outline-level="1"><text:bookmark-start text:name="__RefHeading___Toc3184_1352755287"/>ЗМІСТ<text:bookmark-end text:name="__RefHeading___Toc3184_1352755287"/></text:h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3184_1352755287" office:name="ЗМІСТ" text:style-name="Index_20_Link" text:visited-style-name="Index_20_Link">ЗМІСТ<text:tab/>2</text:a></text:p>
          <text:p text:style-name="P11"><text:a xlink:type="simple" xlink:href="#__RefHeading___Toc3186_1352755287" office:name="ВСТУП" text:style-name="Index_20_Link" text:visited-style-name="Index_20_Link">ВСТУП<text:tab/>3</text:a></text:p>
          <text:p text:style-name="P11"><text:a xlink:type="simple" xlink:href="#__RefHeading___Toc3188_1352755287" office:name="ОСНОВНІ ФУНКЦІЇ ВЕБ-БРАУЗЕРІВ" text:style-name="Index_20_Link" text:visited-style-name="Index_20_Link">ОСНОВНІ ФУНКЦІЇ ВЕБ-БРАУЗЕРІВ<text:tab/>4</text:a></text:p>
          <text:p text:style-name="P11"><text:a xlink:type="simple" xlink:href="#__RefHeading___Toc3190_1352755287" office:name="ХАРАКТЕРИСТИКА СУЧАСНИХ ВЕБ-БРАУЗЕРІВ" text:style-name="Index_20_Link" text:visited-style-name="Index_20_Link">ХАРАКТЕРИСТИКА СУЧАСНИХ ВЕБ-БРАУЗЕРІВ<text:tab/>5</text:a></text:p>
          <text:p text:style-name="P11"><text:a xlink:type="simple" xlink:href="#__RefHeading___Toc3192_1352755287" office:name="ОСОБИСТИЙ ВИБІР БРАУЗЕРА" text:style-name="Index_20_Link" text:visited-style-name="Index_20_Link">ОСОБИСТИЙ ВИБІР БРАУЗЕРА<text:tab/>6</text:a></text:p>
          <text:p text:style-name="P11"><text:a xlink:type="simple" xlink:href="#__RefHeading___Toc3194_1352755287" office:name="ВИСНОВОК" text:style-name="Index_20_Link" text:visited-style-name="Index_20_Link">ВИСНОВОК<text:tab/>7</text:a></text:p>
          <text:p text:style-name="P11"><text:a xlink:type="simple" xlink:href="#__RefHeading___Toc3196_1352755287" office:name="СПИСОК ВИКОРИСТАНОЇ ЛІТЕРАТУРИ" text:style-name="Index_20_Link" text:visited-style-name="Index_20_Link">СПИСОК ВИКОРИСТАНОЇ ЛІТЕРАТУРИ<text:tab/>8</text:a></text:p>
        </text:index-body>
      </text:table-of-content>
      <text:p text:style-name="P12"/>
      <text:p text:style-name="P13"/>
      <text:h text:style-name="P14" text:outline-level="1"><text:bookmark-start text:name="__RefHeading___Toc3186_1352755287"/>ВСТУП<text:bookmark-end text:name="__RefHeading___Toc3186_1352755287"/></text:h>
      <text:p text:style-name="P15"><text:span text:style-name="T1">У сучасному інформаційному суспільстві веб-браузери є одним із найважливіших програмних інструментів для доступу до ресурсів Інтернету. За допомогою браузерів користувачі можуть переглядати веб-сторінки, працювати з онлайн-сервісами, спілкуватися, навчатися та отримувати інформацію.</text:span></text:p>
      <text:p text:style-name="P16">На сьогодні існує багато різних браузерів, які відрізняються швидкістю роботи, функціональністю, безпекою та рівнем захисту приватності користувачів.</text:p>
      <text:p text:style-name="P17">Метою даного реферату є порівняння сучасних веб-браузерів та визначення їхніх основних характеристик.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9" text:outline-level="1"><text:bookmark-start text:name="__RefHeading___Toc3188_1352755287"/><text:soft-page-break/>ОСНОВНІ ФУНКЦІЇ ВЕБ-БРАУЗЕРІВ<text:bookmark-end text:name="__RefHeading___Toc3188_1352755287"/></text:h>
      <text:p text:style-name="P20"/>
      <text:p text:style-name="P20">Веб-браузер — це програмне забезпечення, призначене для перегляду веб-сторінок у мережі Інтернет. Основними функціями браузерів є:</text:p>
      <text:list text:style-name="L1">
        <text:list-item>
          <text:p text:style-name="P21">відображення веб-сторінок (HTML, CSS, JavaScript);</text:p>
        </text:list-item>
        <text:list-item>
          <text:p text:style-name="P21">підтримка мультимедійного контенту;</text:p>
        </text:list-item>
        <text:list-item>
          <text:p text:style-name="P21">забезпечення безпечного з'єднання через протокол HTTPS;</text:p>
        </text:list-item>
        <text:list-item>
          <text:p text:style-name="P21">збереження історії перегляду та закладок;</text:p>
        </text:list-item>
        <text:list-item>
          <text:p text:style-name="P21">підтримка розширень;</text:p>
        </text:list-item>
        <text:list-item>
          <text:p text:style-name="P21">синхронізація даних між різними пристроями.</text:p>
        </text:list-item>
      </text:list>
      <text:p text:style-name="P22"/>
      <text:p text:style-name="P19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9" text:outline-level="1"><text:bookmark-start text:name="__RefHeading___Toc3190_1352755287"/><text:soft-page-break/>ХАРАКТЕРИСТИКА СУЧАСНИХ ВЕБ-БРАУЗЕРІВ<text:bookmark-end text:name="__RefHeading___Toc3190_1352755287"/></text:h>
      <text:p text:style-name="P24"><text:span text:style-name="Strong_20_Emphasis"><text:span text:style-name="T2"/></text:span></text:p>
      <text:p text:style-name="P24"><text:span text:style-name="Strong_20_Emphasis"><text:span text:style-name="T2">Google Chrome</text:span></text:span><text:span text:style-name="T2"> — один із найпопулярніших браузерів у світі. Його основними перевагами є висока швидкість роботи, велика кількість розширень та регулярні оновлення. Проте одним із недоліків є значне споживання оперативної пам’яті та питання щодо конфіденційності користувачів.</text:span></text:p>
      <text:p text:style-name="P24"><text:span text:style-name="Strong_20_Emphasis"><text:span text:style-name="T2">Mozilla Firefox</text:span></text:span><text:span text:style-name="T2"> — браузер із відкритим вихідним кодом, який відомий високим рівнем захисту приватності, великою кількістю налаштувань та підтримкою розширень.</text:span></text:p>
      <text:p text:style-name="P24"><text:span text:style-name="Strong_20_Emphasis"><text:span text:style-name="T2">Microsoft Edge</text:span></text:span><text:span text:style-name="T2"> — сучасний браузер компанії Microsoft, який базується на рушії Chromium. Він має хорошу продуктивність, інтеграцію з операційною системою Windows та підтримку розширень Chrome.</text:span></text:p>
      <text:p text:style-name="P24"><text:span text:style-name="Strong_20_Emphasis"><text:span text:style-name="T2">Opera</text:span></text:span><text:span text:style-name="T2"> — браузер, що містить багато вбудованих функцій, таких як блокування реклами та VPN.</text:span></text:p>
      <text:p text:style-name="P24"><text:span text:style-name="Strong_20_Emphasis"><text:span text:style-name="T2">Safari</text:span></text:span><text:span text:style-name="T2"> — браузер компанії Apple, оптимізований для пристроїв macOS та iOS.</text:span></text:p>
      <text:p text:style-name="P24"/>
      <text:p text:style-name="P24"/>
      <text:p text:style-name="P25"/>
      <text:h text:style-name="P26" text:outline-level="1"><text:bookmark-start text:name="__RefHeading___Toc3192_1352755287"/>ОСОБИСТИЙ ВИБІР БРАУЗЕРА<text:bookmark-end text:name="__RefHeading___Toc3192_1352755287"/></text:h>
      <text:p text:style-name="P27"/>
      <text:p text:style-name="P28"><text:span text:style-name="T2">Особисто я використовую браузер </text:span><text:span text:style-name="Strong_20_Emphasis"><text:span text:style-name="T2">LibreWolf</text:span></text:span><text:span text:style-name="T2">, який створений на основі Mozilla Firefox. Його головною особливістю є підвищена увага до захисту приватності користувача.</text:span></text:p>
      <text:p text:style-name="P29">Основні переваги цього браузера:</text:p>
      <text:list text:style-name="L2">
        <text:list-item>
          <text:p text:style-name="P30">відсутність телеметрії;</text:p>
        </text:list-item>
        <text:list-item>
          <text:p text:style-name="P30">посилений захист персональних даних;</text:p>
        </text:list-item>
        <text:list-item>
          <text:p text:style-name="P30">блокування трекерів;</text:p>
        </text:list-item>
        <text:list-item>
          <text:p text:style-name="P30">відкритий вихідний код;</text:p>
        </text:list-item>
        <text:list-item>
          <text:p text:style-name="P30">високий рівень конфіденційності під час роботи в Інтернеті.</text:p>
        </text:list-item>
      </text:list>
      <text:p text:style-name="P29">Завдяки цим можливостям LibreWolf забезпечує більш безпечне використання мережі.</text:p>
      <text:p text:style-name="P27"/>
      <text:p text:style-name="P24"/>
      <text:h text:style-name="P26" text:outline-level="1"><text:bookmark-start text:name="__RefHeading___Toc3194_1352755287"/>ВИСНОВ<text:span text:style-name="T3">ОК</text:span><text:bookmark-end text:name="__RefHeading___Toc3194_1352755287"/></text:h>
      <text:p text:style-name="P31"/>
      <text:p text:style-name="P29">Сучасні веб-браузери мають багато спільних функцій, проте відрізняються рівнем продуктивності, безпеки та конфіденційності. Google Chrome є найпопулярнішим браузером завдяки швидкості та великій кількості розширень. Mozilla Firefox відомий відкритим кодом і кращим захистом приватності. Microsoft Edge забезпечує хорошу інтеграцію з Windows, а Opera пропонує додаткові функції.</text:p>
      <text:p text:style-name="P29"><text:span text:style-name="T3">В</text:span>ибір браузера залежить від потреб користувача. Для тих, хто приділяє особливу увагу захисту персональних даних, хорошим вибором може бути браузер <text:span text:style-name="T4">LibreWolf</text:span>.</text:p>
      <text:h text:style-name="P26" text:outline-level="1"><text:bookmark-start text:name="__RefHeading___Toc3196_1352755287"/>СПИСОК ВИКОРИСТАНОЇ ЛІТЕРАТУРИ<text:bookmark-end text:name="__RefHeading___Toc3196_1352755287"/></text:h>
      <text:p text:style-name="P32"/>
      <text:p text:style-name="P33">Google. Google Chrome Browser. — Режим доступу: <text:a xlink:type="simple" xlink:href="https://www.google.com/chrome" text:style-name="Internet_20_link" text:visited-style-name="Visited_20_Internet_20_Link">https://www.google.com/chrome</text:a>.</text:p>
      <text:p text:style-name="P33">LibreWolf Project. LibreWolf Browser. — Режим доступу: <text:a xlink:type="simple" xlink:href="https://librewolf.net/" text:style-name="Internet_20_link" text:visited-style-name="Visited_20_Internet_20_Link">https://librewolf.net</text:a></text:p>
      <text:p text:style-name="P33">Mozilla Foundation. Firefox Browser Documentation. — Режим доступу: <text:a xlink:type="simple" xlink:href="https://www.mozilla.org/" text:style-name="Internet_20_link" text:visited-style-name="Visited_20_Internet_20_Link">https://www.mozilla.org</text:a></text:p>
      <text:p text:style-name="P33">Opera Software. Opera Browser. — Режим доступу: <text:a xlink:type="simple" xlink:href="https://www.opera.com/" text:style-name="Internet_20_link" text:visited-style-name="Visited_20_Internet_20_Link">https://www.opera.com</text:a></text:p>
      <text:p text:style-name="P33">Apple Inc. Safari Browser. — Режим доступу: <text:a xlink:type="simple" xlink:href="https://www.apple.com/safari" text:style-name="Internet_20_link" text:visited-style-name="Visited_20_Internet_20_Link">https://www.apple.com/safari</text:a></text:p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officeooo:rsid="001d29bf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1.1799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19:49:26.795066164</meta:creation-date>
    <dc:date>2026-03-09T20:43:30.259758229</dc:date>
    <meta:editing-duration>PT31M27S</meta:editing-duration>
    <meta:editing-cycles>4</meta:editing-cycles>
    <meta:generator>LibreOffice/26.2.1.2$Linux_X86_64 LibreOffice_project/620$Build-2</meta:generator>
    <meta:document-statistic meta:table-count="0" meta:image-count="0" meta:object-count="0" meta:page-count="8" meta:paragraph-count="54" meta:word-count="433" meta:character-count="3568" meta:non-whitespace-character-count="3188"/>
  </office:meta>
</office:document-meta>
</file>